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6.983cm"/>
    </style:style>
    <style:style style:name="co4" style:family="table-column">
      <style:table-column-properties fo:break-before="auto" style:column-width="8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2">
          <table:table-cell office:value-type="string" calcext:value-type="string">
            <text:p>import</text:p>
          </table:table-cell>
          <table:table-cell office:value-type="string" calcext:value-type="string">
            <text:p>data_ep25_import</text:p>
          </table:table-cell>
          <table:table-cell/>
          <table:table-cell office:value-type="string" calcext:value-type="string">
            <text:p>讀入原始資料，隨不同客戶、格式而異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idy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data_ep25_import</text:p>
          </table:table-cell>
          <table:table-cell office:value-type="string" calcext:value-type="string">
            <text:p>製作總表，每列一筆data，欄位: sample, day, y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idy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依照sample欄位分組，形成分析單位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對每個單元做1sr regressio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用summary()的到regression相關數值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coefficients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p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p-valu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data_ep25_tidy_split, data_ep25_analysis_sum_p</text:p>
          </table:table-cell>
          <table:table-cell office:value-type="string" calcext:value-type="string">
            <text:p>產生僅包含regression顯著的資料集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將regression顯著的資料集合併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slope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slop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nalysis</text:p>
          </table:table-cell>
          <table:table-cell office:value-type="string" calcext:value-type="string">
            <text:p>data_ep25_analysis_predict</text:p>
          </table:table-cell>
          <table:table-cell office:value-type="string" calcext:value-type="string">
            <text:p><text:span text:style-name="T1">data_ep25_tidy_split, </text:span>data_ep25_analysis_rgs</text:p>
          </table:table-cell>
          <table:table-cell office:value-type="string" calcext:value-type="string">
            <text:p>用regression model去逐日推算每天的值以及95% CI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25_analysis_maxday</text:p>
          </table:table-cell>
          <table:table-cell office:value-type="string" calcext:value-type="string">
            <text:p>data_ep25_analysis_predict, setting_ep25$allowable_drift, data_ep25_analysis_sum_slope</text:p>
          </table:table-cell>
          <table:table-cell office:value-type="string" calcext:value-type="string">
            <text:p>計算每個sample的最大允許天數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qc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用boxplot來找出可能的outlier，配合上下限的虛線來評估outlier是否還在可接受範圍內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sig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對於regression顯著的資料作圖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tab</text:p>
          </table:table-cell>
          <table:table-cell table:style-name="Good" office:value-type="string" calcext:value-type="string">
            <text:p>data_ep25_report_tab_raw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取出所有的原始y值，合併為單一data.frame並轉置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report_tab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產生regression result表格1</text:p>
          </table:table-cell>
          <table:table-cell table:number-columns-repeated="60"/>
        </table:table-row>
        <table:table-row table:style-name="ro2">
          <table:table-cell/>
          <table:table-cell table:style-name="Good" office:value-type="string" calcext:value-type="string">
            <text:p>data_ep25_report_tab_regression_combine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產生regression result表格2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00/00/00</text:date>, <text:time style:data-style-name="N2" text:time-value="15:53:36.614261778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4:28:36.282043580</meta:creation-date>
    <meta:generator>LibreOffice/7.2.0.4$Linux_X86_64 LibreOffice_project/20$Build-4</meta:generator>
    <dc:date>2021-09-20T15:53:42.473306421</dc:date>
    <meta:editing-duration>P1DT1H44M59S</meta:editing-duration>
    <meta:editing-cycles>60</meta:editing-cycles>
    <dc:creator>Wu Jun-I</dc:creator>
    <meta:document-statistic meta:table-count="1" meta:cell-count="70" meta:object-count="0"/>
  </office:meta>
</office:document-meta>
</file>